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e3058" officeooo:paragraph-rsid="001e3058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12-10 18:39:06,108 - System environnement [New STA]:</text:p>
      <text:p text:style-name="P1">2018-12-10 18:39:06,109 - <text:s/>[STA MAC]: [(Mesure type, Mesure in mbps), ...] // Mesure type = -1 = Theoric value, Mesure type = 1 = reel value</text:p>
      <text:p text:style-name="P1">2018-12-10 18:39:06,110 - <text:s/>[STA MAC]: [['192.168.2.51', '192.168.2.68']] //Nomber of ap and their order</text:p>
      <text:p text:style-name="P1">2018-12-10 18:39:06,111 - <text:s/>[6c:88:14:f0:dc:14]: [(-1, 58.5), (-1, 130)] [Try to connect on AP 192.168.2.68]</text:p>
      <text:p text:style-name="P1">2018-12-10 18:39:06,112 - ClientConnectionAccept : Client 6c:88:14:f0:dc:14 connect on ap 192.168.2.68</text:p>
      <text:p text:style-name="P1">2018-12-10 18:39:49,179 - System environnement [New STA]:</text:p>
      <text:p text:style-name="P1">2018-12-10 18:39:49,180 - <text:s/>[STA MAC]: [(Mesure type, Mesure in mbps), ...] // Mesure type = -1 = Theoric value, Mesure type = 1 = reel value</text:p>
      <text:p text:style-name="P1">2018-12-10 18:39:49,181 - <text:s/>[STA MAC]: [['192.168.2.51', '192.168.2.68']] //Nomber of ap and their order</text:p>
      <text:p text:style-name="P1">2018-12-10 18:39:49,182 - <text:s/>[28:16:ad:fd:c1:bd]: [(-1, 52), (-1, 52)] [Try to connect on AP 192.168.2.68]</text:p>
      <text:p text:style-name="P1">2018-12-10 18:39:49,183 - <text:s/>[6c:88:14:f0:dc:14]: [(-1, 12.01111111111111), (1, 16.45)] [Connected]</text:p>
      <text:p text:style-name="P1">2018-12-10 18:39:49,184 - ClientConnectionRefuse : Client 28:16:ad:fd:c1:bd refuse on ap 192.168.2.68 but accept on 192.168.2.51</text:p>
      <text:p text:style-name="P1">2018-12-10 18:39:49,356 - ClientConnect: Client 28:16:ad:fd:c1:bd as been connected by AP 192.168.2.51</text:p>
      <text:p text:style-name="P1">2018-12-10 18:41:30,841 - ClientConnectionRefuse : Client 00:1f:3b:13:76:49 refuse on ap 192.168.2.68 because there is not enough data to take decision</text:p>
      <text:p text:style-name="P1">2018-12-10 18:41:31,110 - System environnement [New STA]:</text:p>
      <text:p text:style-name="P1">2018-12-10 18:41:31,111 - <text:s/>[STA MAC]: [(Mesure type, Mesure in mbps), ...] // Mesure type = -1 = Theoric value, Mesure type = 1 = reel value</text:p>
      <text:p text:style-name="P1">2018-12-10 18:41:31,112 - <text:s/>[STA MAC]: [['192.168.2.51', '192.168.2.68']] //Nomber of ap and their order</text:p>
      <text:p text:style-name="P1">2018-12-10 18:41:31,113 - <text:s/>[28:16:ad:fd:c1:bd]: [(1, 24.71), (-1, 0)] [Connected]</text:p>
      <text:p text:style-name="P1">2018-12-10 18:41:31,114 - <text:s/>[6c:88:14:f0:dc:14]: [(-1, 20.923000000000002), (1, 29.89)] [Connected]</text:p>
      <text:p text:style-name="P1">2018-12-10 18:41:31,115 - <text:s/>[00:1f:3b:13:76:49]: [(-1, 13), (-1, 52)] [Try to connect on AP 192.168.2.68]</text:p>
      <text:p text:style-name="P1">2018-12-10 18:41:31,116 - ClientConnectionRefuse : Client 00:1f:3b:13:76:49 refuse on ap 192.168.2.51 but accept on 192.168.2.68</text:p>
      <text:p text:style-name="P1">2018-12-10 18:41:33,371 - ClientConnect: Client 00:1f:3b:13:76:49 as been connected by AP 192.168.2.68</text:p>
      <text:p text:style-name="P1">2018-12-10 18:41:45,658 - System environnement [QOS] :</text:p>
      <text:p text:style-name="P1">2018-12-10 18:41:45,660 - <text:s/>[STA MAC]: [(Mesure type, Mesure in mbps), ...] // Mesure type = -1 = Theoric value, Mesure type = 1 = reel value</text:p>
      <text:p text:style-name="P1">2018-12-10 18:41:45,661 - <text:s/>[STA MAC]: [['192.168.2.51', '192.168.2.68']] //Nomber of ap and their order</text:p>
      <text:p text:style-name="P1">2018-12-10 18:41:45,662 - <text:s/>[28:16:ad:fd:c1:bd]: [(1, 24.71), (-1, 0)] [Connected]</text:p>
      <text:p text:style-name="P1">2018-12-10 18:41:45,663 - <text:s/>[6c:88:14:f0:dc:14]: [(-1, 21.085193798449613), (1, 29.89)] [Connected]</text:p>
      <text:p text:style-name="P1">2018-12-10 18:41:45,663 - <text:s/>[00:1f:3b:13:76:49]: [(-1, 11.831858407079647), (1, 13.37)] [Connected]</text:p>
      <text:p text:style-name="P1">2018-12-10 18:41:45,664 - ClientDisconnect : Client 00:1f:3b:13:76:49 (b'\x00\x1f;\x13vI') disconnected from ap 192.168.2.68 for QOS purposes. Client Expect on ap 192.168.2.51</text:p>
      <text:p text:style-name="P1"/>
      <text:p text:style-name="P1">2018-12-10 18:41:45,944 - ClientConnect: Client 00:1f:3b:13:76:49 as been connected by AP 192.168.2.51</text:p>
      <text:p text:style-name="P1">2018-12-10 18:41:47,993 - System environnement [QOS] :</text:p>
      <text:p text:style-name="P1">2018-12-10 18:41:47,994 - <text:s/>[STA MAC]: [(Mesure type, Mesure in mbps), ...] // Mesure type = -1 = Theoric value, Mesure type = 1 = reel value</text:p>
      <text:p text:style-name="P1">2018-12-10 18:41:47,995 - <text:s/>[STA MAC]: [['192.168.2.51', '192.168.2.68']] //Nomber of ap and their order</text:p>
      <text:p text:style-name="P1">2018-12-10 18:41:47,996 - <text:s/>[6c:88:14:f0:dc:14]: [(-1, 0), (1, 29.89)] [Connected]</text:p>
      <text:p text:style-name="P1">2018-12-10 18:41:47,997 - <text:s/>[28:16:ad:fd:c1:bd]: [(1, 24.71), (-1, 0)] [Connected]</text:p>
      <text:p text:style-name="P1">2018-12-10 18:41:47,998 - <text:s/>[00:1f:3b:13:76:49]: [(1, 13.37), (1, 13.37)] [Connected]</text:p>
      <text:p text:style-name="P1">2018-12-10 18:41:47,999 - ClientDisconnect : Client 00:1f:3b:13:76:49 (b'\x00\x1f;\x13vI') disconnected from ap 192.168.2.51 for QOS purposes. Client Expect on ap 192.168.2.68</text:p>
      <text:p text:style-name="P1"/>
      <text:p text:style-name="P1">2018-12-10 18:41:50,378 - ClientConnect: Client 00:1f:3b:13:76:49 as been connected by AP 192.168.2.68</text:p>
      <text:p text:style-name="P1">2018-12-10 18:41:52,452 - System environnement [QOS] :</text:p>
      <text:p text:style-name="P1">2018-12-10 18:41:52,453 - <text:s/>[STA MAC]: [(Mesure type, Mesure in mbps), ...] // Mesure type = -1 = Theoric value, Mesure type = 1 = reel value</text:p>
      <text:p text:style-name="P1">2018-12-10 18:41:52,454 - <text:s/>[STA MAC]: [['192.168.2.51', '192.168.2.68']] //Nomber of ap and their order</text:p>
      <text:p text:style-name="P1">2018-12-10 18:41:52,455 - <text:s/>[6c:88:14:f0:dc:14]: [(-1, 0), (1, 29.89)] [Connected]</text:p>
      <text:p text:style-name="P1">2018-12-10 18:41:52,456 - <text:s/>[28:16:ad:fd:c1:bd]: [(1, 21.11), (-1, 0)] [Connected]</text:p>
      <text:p text:style-name="P1">2018-12-10 18:41:52,457 - <text:s/>[00:1f:3b:13:76:49]: [(1, 13.37), (1, 13.37)] [Connected]</text:p>
      <text:p text:style-name="P1">2018-12-10 18:41:52,458 - ClientDisconnect : Client 00:1f:3b:13:76:49 (b'\x00\x1f;\x13vI') disconnected from ap 192.168.2.51 for QOS purposes. Client Expect on ap 192.168.2.68</text:p>
      <text:p text:style-name="P1"/>
      <text:p text:style-name="P1">2018-12-10 18:41:54,952 - System environnement [QOS] :</text:p>
      <text:p text:style-name="P1">2018-12-10 18:41:54,953 - <text:s/>[STA MAC]: [(Mesure type, Mesure in mbps), ...] // Mesure type = -1 = Theoric value, Mesure type = 1 = reel value</text:p>
      <text:p text:style-name="P1">2018-12-10 18:41:54,954 - <text:s/>[STA MAC]: [['192.168.2.51', '192.168.2.68']] //Nomber of ap and their order</text:p>
      <text:p text:style-name="P1">2018-12-10 18:41:54,955 - <text:s/>[6c:88:14:f0:dc:14]: [(-1, 0), (1, 29.89)] [Connected]</text:p>
      <text:p text:style-name="P1">2018-12-10 18:41:54,956 - <text:s/>[28:16:ad:fd:c1:bd]: [(1, 21.07), (-1, 0)] [Connected]</text:p>
      <text:p text:style-name="P1">2018-12-10 18:41:54,957 - <text:s/>[00:1f:3b:13:76:49]: [(1, 13.37), (1, 13.37)] [Connected]</text:p>
      <text:p text:style-name="P1">2018-12-10 18:41:54,958 - ClientDisconnect : Client 00:1f:3b:13:76:49 (b'\x00\x1f;\x13vI') disconnected from ap 192.168.2.68 for QOS purposes. Client Expect on ap 192.168.2.51</text:p>
      <text:p text:style-name="P1"/>
      <text:p text:style-name="P1">2018-12-10 18:41:56,382 - ClientConnect: Client 00:1f:3b:13:76:49 as been connected by AP 192.168.2.51</text:p>
      <text:p text:style-name="P1">2018-12-10 18:41:58,468 - System environnement [QOS] :</text:p>
      <text:p text:style-name="P1">2018-12-10 18:41:58,469 - <text:s/>[STA MAC]: [(Mesure type, Mesure in mbps), ...] // Mesure type = -1 = Theoric value, Mesure type = 1 = reel value</text:p>
      <text:p text:style-name="P1">2018-12-10 18:41:58,470 - <text:s/>[STA MAC]: [['192.168.2.51', '192.168.2.68']] //Nomber of ap and their order</text:p>
      <text:p text:style-name="P1">2018-12-10 18:41:58,471 - <text:s/>[6c:88:14:f0:dc:14]: [(-1, 0), (1, 29.89)] [Connected]</text:p>
      <text:p text:style-name="P1">2018-12-10 18:41:58,472 - <text:s/>[28:16:ad:fd:c1:bd]: [(1, 21.11), (-1, 29.057294117647057)] [Connected]</text:p>
      <text:p text:style-name="P1">2018-12-10 18:41:58,473 - <text:s/>[00:1f:3b:13:76:49]: [(1, 13.37), (1, 13.37)] [Connected]</text:p>
      <text:p text:style-name="P1">2018-12-10 18:41:58,474 - ClientDisconnect : Client 00:1f:3b:13:76:49 (b'\x00\x1f;\x13vI') disconnected from ap 192.168.2.51 for QOS purposes. Client Expect on ap 192.168.2.68</text:p>
      <text:p text:style-name="P1"/>
      <text:p text:style-name="P1">2018-12-10 18:42:02,551 - ClientDicsonnect: Client 00:1f:3b:13:76:49 as been disconnected by AP 192.168.2.51</text:p>
      <text:p text:style-name="P1">2018-12-10 18:42:05,885 - System environnement [New STA]:</text:p>
      <text:p text:style-name="P1">2018-12-10 18:42:05,887 - <text:s/>[STA MAC]: [(Mesure type, Mesure in mbps), ...] // Mesure type = -1 = Theoric value, Mesure type = 1 = reel value</text:p>
      <text:p text:style-name="P1">2018-12-10 18:42:05,888 - <text:s/>[STA MAC]: [['192.168.2.51', '192.168.2.68']] //Nomber of ap and their order</text:p>
      <text:p text:style-name="P1">2018-12-10 18:42:05,889 - <text:s/>[6c:88:14:f0:dc:14]: [(-1, 0), (1, 29.89)] [Connected]</text:p>
      <text:p text:style-name="P1">2018-12-10 18:42:05,890 - <text:s/>[28:16:ad:fd:c1:bd]: [(1, 21.07), (-1, 29.3475)] [Connected]</text:p>
      <text:p text:style-name="P1">2018-12-10 18:42:05,891 - <text:s/>[00:1f:3b:13:76:49]: [(1, 13.37), (1, 13.37)] [Try to connect on AP 192.168.2.68]</text:p>
      <text:p text:style-name="P1">2018-12-10 18:42:05,893 - ClientConnectionAccept : Client 00:1f:3b:13:76:49 connect on ap 192.168.2.68</text:p>
      <text:p text:style-name="P1">2018-12-10 18:43:25,913 - System environnement [QOS] :</text:p>
      <text:p text:style-name="P1"><text:soft-page-break/>2018-12-10 18:43:25,914 - <text:s/>[STA MAC]: [(Mesure type, Mesure in mbps), ...] // Mesure type = -1 = Theoric value, Mesure type = 1 = reel value</text:p>
      <text:p text:style-name="P1">2018-12-10 18:43:25,915 - <text:s/>[STA MAC]: [['192.168.2.51', '192.168.2.68']] //Nomber of ap and their order</text:p>
      <text:p text:style-name="P1">2018-12-10 18:43:25,916 - <text:s/>[28:16:ad:fd:c1:bd]: [(1, 13.37), (-1, 20.218048780487802)] [Connected]</text:p>
      <text:p text:style-name="P1">2018-12-10 18:43:25,917 - <text:s/>[6c:88:14:f0:dc:14]: [(-1, 0), (1, 29.89)] [Connected]</text:p>
      <text:p text:style-name="P1">2018-12-10 18:43:25,918 - <text:s/>[00:1f:3b:13:76:49]: [(1, 13.37), (1, 13.37)] [Connected]</text:p>
      <text:p text:style-name="P1">2018-12-10 18:43:25,919 - ClientDisconnect : Client 00:1f:3b:13:76:49 (b'\x00\x1f;\x13vI') disconnected from ap 192.168.2.68 for QOS purposes. Client Expect on ap 192.168.2.51</text:p>
      <text:p text:style-name="P1"/>
      <text:p text:style-name="P1">2018-12-10 18:43:26,629 - ClientConnect: Client 00:1f:3b:13:76:49 as been connected by AP 192.168.2.51</text:p>
      <text:p text:style-name="P1">2018-12-10 18:43:28,702 - System environnement [QOS] :</text:p>
      <text:p text:style-name="P1">2018-12-10 18:43:28,703 - <text:s/>[STA MAC]: [(Mesure type, Mesure in mbps), ...] // Mesure type = -1 = Theoric value, Mesure type = 1 = reel value</text:p>
      <text:p text:style-name="P1">2018-12-10 18:43:28,704 - <text:s/>[STA MAC]: [['192.168.2.51', '192.168.2.68']] //Nomber of ap and their order</text:p>
      <text:p text:style-name="P1">2018-12-10 18:43:28,705 - <text:s/>[28:16:ad:fd:c1:bd]: [(1, 13.37), (-1, 20.218048780487802)] [Connected]</text:p>
      <text:p text:style-name="P1">2018-12-10 18:43:28,706 - <text:s/>[6c:88:14:f0:dc:14]: [(-1, 0), (1, 29.89)] [Connected]</text:p>
      <text:p text:style-name="P1">2018-12-10 18:43:28,707 - <text:s/>[00:1f:3b:13:76:49]: [(1, 13.37), (1, 13.37)] [Connected]</text:p>
      <text:p text:style-name="P1">2018-12-10 18:43:28,708 - ClientDisconnect : Client 28:16:ad:fd:c1:bd (b'(\x16\xad\xfd\xc1\xbd') disconnected from ap 192.168.2.51 for QOS purposes. Client Expect on ap 192.168.2.68</text:p>
      <text:p text:style-name="P1"/>
      <text:p text:style-name="P1">2018-12-10 18:43:32,797 - ClientDicsonnect: Client 28:16:ad:fd:c1:bd as been disconnected by AP 192.168.2.51</text:p>
      <text:p text:style-name="P1">2018-12-10 18:43:32,910 - System environnement [New STA]:</text:p>
      <text:p text:style-name="P1">2018-12-10 18:43:32,911 - <text:s/>[STA MAC]: [(Mesure type, Mesure in mbps), ...] // Mesure type = -1 = Theoric value, Mesure type = 1 = reel value</text:p>
      <text:p text:style-name="P1">2018-12-10 18:43:32,911 - <text:s/>[STA MAC]: [['192.168.2.51', '192.168.2.68']] //Nomber of ap and their order</text:p>
      <text:p text:style-name="P1">2018-12-10 18:43:32,912 - <text:s/>[28:16:ad:fd:c1:bd]: [(1, 13.37), (-1, 18.913658536585363)] [Try to connect on AP 192.168.2.68]</text:p>
      <text:p text:style-name="P1">2018-12-10 18:43:32,912 - <text:s/>[6c:88:14:f0:dc:14]: [(-1, 0), (1, 29.89)] [Connected]</text:p>
      <text:p text:style-name="P1">2018-12-10 18:43:32,913 - <text:s/>[00:1f:3b:13:76:49]: [(1, 13.37), (1, 13.37)] [Connected]</text:p>
      <text:p text:style-name="P1">2018-12-10 18:43:32,914 - ClientConnectionAccept : Client 28:16:ad:fd:c1:bd connect on ap 192.168.2.68</text:p>
      <text:p text:style-name="P1">2018-12-10 18:53:22,892 - ClientDicsonnect: Client 00:1f:3b:13:76:49 as been disconnected by AP 192.168.2.51</text:p>
      <text:p text:style-name="P1">2018-12-10 18:53:24,795 - System environnement [New STA]:</text:p>
      <text:p text:style-name="P1">2018-12-10 18:53:24,796 - <text:s/>[STA MAC]: [(Mesure type, Mesure in mbps), ...] // Mesure type = -1 = Theoric value, Mesure type = 1 = reel value</text:p>
      <text:p text:style-name="P1">2018-12-10 18:53:24,797 - <text:s/>[STA MAC]: [['192.168.2.51', '192.168.2.68']] //Nomber of ap and their order</text:p>
      <text:p text:style-name="P1">2018-12-10 18:53:24,798 - <text:s/>[28:16:ad:fd:c1:bd]: [(1, 13.37), (1, 24.71)] [Connected]</text:p>
      <text:p text:style-name="P1">2018-12-10 18:53:24,799 - <text:s/>[00:1f:3b:13:76:49]: [(1, 29.89), (1, 13.37)] [Try to connect on AP 192.168.2.68]</text:p>
      <text:p text:style-name="P1">2018-12-10 18:53:24,800 - <text:s/>[6c:88:14:f0:dc:14]: [(-1, 0), (1, 29.89)] [Connected]</text:p>
      <text:p text:style-name="P1">2018-12-10 18:53:24,802 - ClientConnectionAccept : Client 00:1f:3b:13:76:49 connect on ap 192.168.2.51</text:p>
      <text:p text:style-name="P1">2018-12-10 18:53:53,358 - ClientDicsonnect: Client 00:1f:3b:13:76:49 as been disconnected by AP 192.168.2.51</text:p>
      <text:p text:style-name="P1">2018-12-10 18:53:57,825 - System environnement [New STA]:</text:p>
      <text:p text:style-name="P1">2018-12-10 18:53:57,827 - <text:s/>[STA MAC]: [(Mesure type, Mesure in mbps), ...] // Mesure type = -1 = Theoric value, Mesure type = 1 = reel value</text:p>
      <text:p text:style-name="P1">2018-12-10 18:53:57,827 - <text:s/>[STA MAC]: [['192.168.2.51', '192.168.2.68']] //Nomber of ap and their order</text:p>
      <text:p text:style-name="P1">2018-12-10 18:53:57,828 - <text:s/>[28:16:ad:fd:c1:bd]: [(1, 13.37), (1, 24.71)] [Connected]</text:p>
      <text:p text:style-name="P1">2018-12-10 18:53:57,829 - <text:s/>[6c:88:14:f0:dc:14]: [(-1, 0), (1, 29.89)] [Connected]</text:p>
      <text:p text:style-name="P1">2018-12-10 18:53:57,830 - <text:s/>[00:1f:3b:13:76:49]: [(1, 13.37), (1, 13.37)] [Try to connect on AP 192.168.2.68]</text:p>
      <text:p text:style-name="P1">2018-12-10 18:53:57,832 - ClientConnectionAccept : Client 00:1f:3b:13:76:49 connect on ap 192.168.2.51</text:p>
      <text:p text:style-name="P1">2018-12-10 18:54:00,258 - ClientDicsonnect: Client 00:1f:3b:13:76:49 as been disconnected by AP 192.168.2.51</text:p>
      <text:p text:style-name="P1">2018-12-10 18:54:01,822 - System environnement [New STA]:</text:p>
      <text:p text:style-name="P1">2018-12-10 18:54:01,824 - <text:s/>[STA MAC]: [(Mesure type, Mesure in mbps), ...] // Mesure type = -1 = Theoric value, Mesure type = 1 = reel value</text:p>
      <text:p text:style-name="P1">2018-12-10 18:54:01,825 - <text:s/>[STA MAC]: [['192.168.2.51', '192.168.2.68']] //Nomber of ap and their order</text:p>
      <text:p text:style-name="P1">2018-12-10 18:54:01,826 - <text:s/>[28:16:ad:fd:c1:bd]: [(1, 13.37), (1, 24.71)] [Connected]</text:p>
      <text:p text:style-name="P1">2018-12-10 18:54:01,827 - <text:s/>[6c:88:14:f0:dc:14]: [(-1, 0), (1, 29.89)] [Connected]</text:p>
      <text:p text:style-name="P1">2018-12-10 18:54:01,828 - <text:s/>[00:1f:3b:13:76:49]: [(1, 13.37), (1, 13.37)] [Try to connect on AP 192.168.2.68]</text:p>
      <text:p text:style-name="P1">2018-12-10 18:54:01,830 - ClientConnectionAccept : Client 00:1f:3b:13:76:49 connect on ap 192.168.2.51</text:p>
      <text:p text:style-name="P1">2018-12-10 18:54:26,311 - ClientDicsonnect: Client 00:1f:3b:13:76:49 as been disconnected by AP 192.168.2.51</text:p>
      <text:p text:style-name="P1">2018-12-10 18:54:28,190 - System environnement [New STA]:</text:p>
      <text:p text:style-name="P1">2018-12-10 18:54:28,191 - <text:s/>[STA MAC]: [(Mesure type, Mesure in mbps), ...] // Mesure type = -1 = Theoric value, Mesure type = 1 = reel value</text:p>
      <text:p text:style-name="P1">2018-12-10 18:54:28,192 - <text:s/>[STA MAC]: [['192.168.2.51', '192.168.2.68']] //Nomber of ap and their order</text:p>
      <text:p text:style-name="P1">2018-12-10 18:54:28,193 - <text:s/>[28:16:ad:fd:c1:bd]: [(1, 13.37), (1, 24.71)] [Connected]</text:p>
      <text:p text:style-name="P1">2018-12-10 18:54:28,194 - <text:s/>[6c:88:14:f0:dc:14]: [(-1, 22.53611111111111), (1, 29.89)] [Connected]</text:p>
      <text:p text:style-name="P1">2018-12-10 18:54:28,195 - <text:s/>[00:1f:3b:13:76:49]: [(1, 13.37), (1, 13.37)] [Try to connect on AP 192.168.2.68]</text:p>
      <text:p text:style-name="P1">2018-12-10 18:54:28,196 - ClientConnectionRefuse : Client 00:1f:3b:13:76:49 refuse on ap 192.168.2.68 but accept on 192.168.2.51</text:p>
      <text:p text:style-name="P1">2018-12-10 18:54:28,522 - ClientConnect: Client 00:1f:3b:13:76:49 as been connected by AP 192.168.2.51</text:p>
      <text:p text:style-name="P1">2018-12-10 18:55:15,456 - ClientDicsonnect: Client 00:1f:3b:13:76:49 as been disconnected by AP 192.168.2.51</text:p>
      <text:p text:style-name="P1">2018-12-10 18:55:16,868 - System environnement [New STA]:</text:p>
      <text:p text:style-name="P1">2018-12-10 18:55:16,869 - <text:s/>[STA MAC]: [(Mesure type, Mesure in mbps), ...] // Mesure type = -1 = Theoric value, Mesure type = 1 = reel value</text:p>
      <text:p text:style-name="P1">2018-12-10 18:55:16,870 - <text:s/>[STA MAC]: [['192.168.2.51', '192.168.2.68']] //Nomber of ap and their order</text:p>
      <text:p text:style-name="P1">2018-12-10 18:55:16,871 - <text:s/>[28:16:ad:fd:c1:bd]: [(1, 13.37), (1, 24.71)] [Connected]</text:p>
      <text:p text:style-name="P1">2018-12-10 18:55:16,872 - <text:s/>[6c:88:14:f0:dc:14]: [(-1, 0), (1, 29.89)] [Connected]</text:p>
      <text:p text:style-name="P1">2018-12-10 18:55:16,873 - <text:s/>[00:1f:3b:13:76:49]: [(1, 13.37), (1, 13.37)] [Try to connect on AP 192.168.2.68]</text:p>
      <text:p text:style-name="P1">2018-12-10 18:55:16,874 - ClientConnectionAccept : Client 00:1f:3b:13:76:49 connect on ap 192.168.2.51</text:p>
      <text:p text:style-name="P1">2018-12-10 18:55:20,950 - ClientDicsonnect: Client 00:1f:3b:13:76:49 as been disconnected by AP 192.168.2.51</text:p>
      <text:p text:style-name="P1">2018-12-10 18:55:25,105 - System environnement [New STA]:</text:p>
      <text:p text:style-name="P1">2018-12-10 18:55:25,105 - <text:s/>[STA MAC]: [(Mesure type, Mesure in mbps), ...] // Mesure type = -1 = Theoric value, Mesure type = 1 = reel value</text:p>
      <text:p text:style-name="P1">2018-12-10 18:55:25,106 - <text:s/>[STA MAC]: [['192.168.2.51', '192.168.2.68']] //Nomber of ap and their order</text:p>
      <text:p text:style-name="P1">2018-12-10 18:55:25,107 - <text:s/>[28:16:ad:fd:c1:bd]: [(1, 13.37), (1, 24.71)] [Connected]</text:p>
      <text:p text:style-name="P1">2018-12-10 18:55:25,107 - <text:s/>[6c:88:14:f0:dc:14]: [(-1, 0), (1, 29.89)] [Connected]</text:p>
      <text:p text:style-name="P1">2018-12-10 18:55:25,107 - <text:s/>[00:1f:3b:13:76:49]: [(1, 13.37), (1, 13.37)] [Try to connect on AP 192.168.2.68]</text:p>
      <text:p text:style-name="P1">2018-12-10 18:55:25,108 - ClientConnectionRefuse : Client 00:1f:3b:13:76:49 refuse on ap 192.168.2.68 but accept on 192.168.2.51</text:p>
      <text:p text:style-name="P1">2018-12-10 18:55:34,983 - ClientConnect: Client 00:1f:3b:13:76:49 as been connected by AP 192.168.2.51</text:p>
      <text:p text:style-name="P1">2018-12-10 18:55:37,050 - ClientDicsonnect: Client 00:1f:3b:13:76:49 as been disconnected by AP 192.168.2.51</text:p>
      <text:p text:style-name="P1">2018-12-10 18:55:47,827 - System environnement [New STA]:</text:p>
      <text:p text:style-name="P1">2018-12-10 18:55:47,828 - <text:s/>[STA MAC]: [(Mesure type, Mesure in mbps), ...] // Mesure type = -1 = Theoric value, Mesure type = 1 = reel value</text:p>
      <text:p text:style-name="P1"><text:soft-page-break/>2018-12-10 18:55:47,829 - <text:s/>[STA MAC]: [['192.168.2.51', '192.168.2.68']] //Nomber of ap and their order</text:p>
      <text:p text:style-name="P1">2018-12-10 18:55:47,830 - <text:s/>[28:16:ad:fd:c1:bd]: [(1, 13.37), (1, 24.71)] [Connected]</text:p>
      <text:p text:style-name="P1">2018-12-10 18:55:47,831 - <text:s/>[6c:88:14:f0:dc:14]: [(-1, 0), (1, 29.89)] [Connected]</text:p>
      <text:p text:style-name="P1">2018-12-10 18:55:47,832 - <text:s/>[00:1f:3b:13:76:49]: [(1, 16.36), (1, 13.37)] [Try to connect on AP 192.168.2.68]</text:p>
      <text:p text:style-name="P1">2018-12-10 18:55:47,834 - ClientConnectionRefuse : Client 00:1f:3b:13:76:49 refuse on ap 192.168.2.68 but accept on 192.168.2.51</text:p>
      <text:p text:style-name="P1">2018-12-10 18:56:18,300 - client_lost: Client 00:1f:3b:13:76:49 lost. Last position on ap 192.168.2.51</text:p>
      <text:p text:style-name="P1">2018-12-10 18:56:28,242 - System environnement [New STA]:</text:p>
      <text:p text:style-name="P1">2018-12-10 18:56:28,243 - <text:s/>[STA MAC]: [(Mesure type, Mesure in mbps), ...] // Mesure type = -1 = Theoric value, Mesure type = 1 = reel value</text:p>
      <text:p text:style-name="P1">2018-12-10 18:56:28,244 - <text:s/>[STA MAC]: [['192.168.2.51', '192.168.2.68']] //Nomber of ap and their order</text:p>
      <text:p text:style-name="P1">2018-12-10 18:56:28,245 - <text:s/>[28:16:ad:fd:c1:bd]: [(1, 13.37), (1, 24.71)] [Connected]</text:p>
      <text:p text:style-name="P1">2018-12-10 18:56:28,246 - <text:s/>[6c:88:14:f0:dc:14]: [(-1, 22.183984375), (1, 29.89)] [Connected]</text:p>
      <text:p text:style-name="P1">2018-12-10 18:56:28,247 - <text:s/>[00:1f:3b:13:76:49]: [(1, 16.36), (1, 13.37)] [Try to connect on AP 192.168.2.68]</text:p>
      <text:p text:style-name="P1">2018-12-10 18:56:28,248 - ClientConnectionRefuse : Client 00:1f:3b:13:76:49 refuse on ap 192.168.2.68 but accept on 192.168.2.51</text:p>
      <text:p text:style-name="P1">2018-12-10 18:56:29,859 - ClientConnect: Client 00:1f:3b:13:76:49 as been connected by AP 192.168.2.51</text:p>
      <text:p text:style-name="P1">2018-12-10 18:56:40,088 - ClientDicsonnect: Client 00:1f:3b:13:76:49 as been disconnected by AP 192.168.2.51</text:p>
      <text:p text:style-name="P1">2018-12-10 18:56:42,523 - System environnement [New STA]:</text:p>
      <text:p text:style-name="P1">2018-12-10 18:56:42,524 - <text:s/>[STA MAC]: [(Mesure type, Mesure in mbps), ...] // Mesure type = -1 = Theoric value, Mesure type = 1 = reel value</text:p>
      <text:p text:style-name="P1">2018-12-10 18:56:42,525 - <text:s/>[STA MAC]: [['192.168.2.51', '192.168.2.68']] //Nomber of ap and their order</text:p>
      <text:p text:style-name="P1">2018-12-10 18:56:42,526 - <text:s/>[28:16:ad:fd:c1:bd]: [(1, 13.37), (1, 24.71)] [Connected]</text:p>
      <text:p text:style-name="P1">2018-12-10 18:56:42,527 - <text:s/>[6c:88:14:f0:dc:14]: [(-1, 22.358661417322836), (1, 29.89)] [Connected]</text:p>
      <text:p text:style-name="P1">2018-12-10 18:56:42,528 - <text:s/>[00:1f:3b:13:76:49]: [(1, 13.37), (1, 13.37)] [Try to connect on AP 192.168.2.68]</text:p>
      <text:p text:style-name="P1">2018-12-10 18:56:42,530 - ClientConnectionRefuse : Client 00:1f:3b:13:76:49 refuse on ap 192.168.2.68 but accept on 192.168.2.51</text:p>
      <text:p text:style-name="P1">2018-12-10 18:56:42,779 - ClientConnect: Client 00:1f:3b:13:76:49 as been connected by AP 192.168.2.51</text:p>
      <text:p text:style-name="P1">2018-12-10 18:57:29,733 - ClientDicsonnect: Client 00:1f:3b:13:76:49 as been disconnected by AP 192.168.2.51</text:p>
      <text:p text:style-name="P1">2018-12-10 18:57:31,853 - System environnement [New STA]:</text:p>
      <text:p text:style-name="P1">2018-12-10 18:57:31,854 - <text:s/>[STA MAC]: [(Mesure type, Mesure in mbps), ...] // Mesure type = -1 = Theoric value, Mesure type = 1 = reel value</text:p>
      <text:p text:style-name="P1">2018-12-10 18:57:31,854 - <text:s/>[STA MAC]: [['192.168.2.51', '192.168.2.68']] //Nomber of ap and their order</text:p>
      <text:p text:style-name="P1">2018-12-10 18:57:31,855 - <text:s/>[28:16:ad:fd:c1:bd]: [(1, 13.37), (1, 24.71)] [Connected]</text:p>
      <text:p text:style-name="P1">2018-12-10 18:57:31,855 - <text:s/>[6c:88:14:f0:dc:14]: [(-1, 0), (1, 29.89)] [Connected]</text:p>
      <text:p text:style-name="P1">2018-12-10 18:57:31,856 - <text:s/>[00:1f:3b:13:76:49]: [(1, 13.37), (1, 13.37)] [Try to connect on AP 192.168.2.68]</text:p>
      <text:p text:style-name="P1">2018-12-10 18:57:31,857 - ClientConnectionAccept : Client 00:1f:3b:13:76:49 connect on ap 192.168.2.51</text:p>
      <text:p text:style-name="P1">2018-12-10 18:57:40,017 - ClientDicsonnect: Client 6c:88:14:f0:dc:14 as been disconnected by AP 192.168.2.68</text:p>
      <text:p text:style-name="P1">2018-12-10 18:57:48,554 - System environnement [New STA]:</text:p>
      <text:p text:style-name="P1">2018-12-10 18:57:48,555 - <text:s/>[STA MAC]: [(Mesure type, Mesure in mbps), ...] // Mesure type = -1 = Theoric value, Mesure type = 1 = reel value</text:p>
      <text:p text:style-name="P1">2018-12-10 18:57:48,556 - <text:s/>[STA MAC]: [['192.168.2.51', '192.168.2.68']] //Nomber of ap and their order</text:p>
      <text:p text:style-name="P1">2018-12-10 18:57:48,557 - <text:s/>[28:16:ad:fd:c1:bd]: [(1, 13.37), (1, 21.11)] [Connected]</text:p>
      <text:p text:style-name="P1">2018-12-10 18:57:48,558 - <text:s/>[6c:88:14:f0:dc:14]: [(-1, 21.780310077519378), (1, 29.89)] [Try to connect on AP 192.168.2.68]</text:p>
      <text:p text:style-name="P1">2018-12-10 18:57:48,559 - <text:s/>[00:1f:3b:13:76:49]: [(1, 13.37), (1, 13.37)] [Connected]</text:p>
      <text:p text:style-name="P1">2018-12-10 18:57:48,561 - ClientConnectionAccept : Client 6c:88:14:f0:dc:14 connect on ap 192.168.2.68</text:p>
      <text:p text:style-name="P1">2018-12-10 18:58:19,179 - ClientDicsonnect: Client 00:1f:3b:13:76:49 as been disconnected by AP 192.168.2.51</text:p>
      <text:p text:style-name="P1">2018-12-10 18:58:20,867 - System environnement [New STA]:</text:p>
      <text:p text:style-name="P1">2018-12-10 18:58:20,868 - <text:s/>[STA MAC]: [(Mesure type, Mesure in mbps), ...] // Mesure type = -1 = Theoric value, Mesure type = 1 = reel value</text:p>
      <text:p text:style-name="P1">2018-12-10 18:58:20,869 - <text:s/>[STA MAC]: [['192.168.2.51', '192.168.2.68']] //Nomber of ap and their order</text:p>
      <text:p text:style-name="P1">2018-12-10 18:58:20,870 - <text:s/>[28:16:ad:fd:c1:bd]: [(1, 13.37), (1, 21.11)] [Connected]</text:p>
      <text:p text:style-name="P1">2018-12-10 18:58:20,871 - <text:s/>[6c:88:14:f0:dc:14]: [(-1, 22.53611111111111), (1, 29.89)] [Connected]</text:p>
      <text:p text:style-name="P1">2018-12-10 18:58:20,872 - <text:s/>[00:1f:3b:13:76:49]: [(1, 13.37), (1, 13.37)] [Try to connect on AP 192.168.2.68]</text:p>
      <text:p text:style-name="P1">2018-12-10 18:58:20,873 - ClientConnectionAccept : Client 00:1f:3b:13:76:49 connect on ap 192.168.2.51</text:p>
      <text:p text:style-name="P1">2018-12-10 18:58:24,947 - ClientDicsonnect: Client 00:1f:3b:13:76:49 as been disconnected by AP 192.168.2.51</text:p>
      <text:p text:style-name="P1">2018-12-10 18:58:27,500 - System environnement [New STA]:</text:p>
      <text:p text:style-name="P1">2018-12-10 18:58:27,501 - <text:s/>[STA MAC]: [(Mesure type, Mesure in mbps), ...] // Mesure type = -1 = Theoric value, Mesure type = 1 = reel value</text:p>
      <text:p text:style-name="P1">2018-12-10 18:58:27,502 - <text:s/>[STA MAC]: [['192.168.2.51', '192.168.2.68']] //Nomber of ap and their order</text:p>
      <text:p text:style-name="P1">2018-12-10 18:58:27,503 - <text:s/>[28:16:ad:fd:c1:bd]: [(1, 13.37), (1, 21.11)] [Connected]</text:p>
      <text:p text:style-name="P1">2018-12-10 18:58:27,504 - <text:s/>[6c:88:14:f0:dc:14]: [(-1, 22.183984375), (1, 29.89)] [Connected]</text:p>
      <text:p text:style-name="P1">2018-12-10 18:58:27,505 - <text:s/>[00:1f:3b:13:76:49]: [(1, 13.37), (1, 13.37)] [Try to connect on AP 192.168.2.68]</text:p>
      <text:p text:style-name="P1">2018-12-10 18:58:27,506 - ClientConnectionRefuse : Client 00:1f:3b:13:76:49 refuse on ap 192.168.2.68 but accept on 192.168.2.51</text:p>
      <text:p text:style-name="P1">2018-12-10 18:58:27,941 - ClientConnect: Client 00:1f:3b:13:76:49 as been connected by AP 192.168.2.51</text:p>
      <text:p text:style-name="P1">2018-12-10 18:58:34,072 - ClientDicsonnect: Client 00:1f:3b:13:76:49 as been disconnected by AP 192.168.2.51</text:p>
      <text:p text:style-name="P1">2018-12-10 18:58:46,587 - System environnement [New STA]:</text:p>
      <text:p text:style-name="P1">2018-12-10 18:58:46,589 - <text:s/>[STA MAC]: [(Mesure type, Mesure in mbps), ...] // Mesure type = -1 = Theoric value, Mesure type = 1 = reel value</text:p>
      <text:p text:style-name="P1">2018-12-10 18:58:46,589 - <text:s/>[STA MAC]: [['192.168.2.51', '192.168.2.68']] //Nomber of ap and their order</text:p>
      <text:p text:style-name="P1">2018-12-10 18:58:46,590 - <text:s/>[28:16:ad:fd:c1:bd]: [(1, 13.37), (1, 21.11)] [Connected]</text:p>
      <text:p text:style-name="P1">2018-12-10 18:58:46,591 - <text:s/>[6c:88:14:f0:dc:14]: [(-1, 21.675954198473285), (1, 29.89)] [Connected]</text:p>
      <text:p text:style-name="P1">2018-12-10 18:58:46,592 - <text:s/>[00:1f:3b:13:76:49]: [(1, 13.37), (1, 13.37)] [Try to connect on AP 192.168.2.68]</text:p>
      <text:p text:style-name="P1">2018-12-10 18:58:46,593 - ClientConnectionRefuse : Client 00:1f:3b:13:76:49 refuse on ap 192.168.2.68 but accept on 192.168.2.51</text:p>
      <text:p text:style-name="P1">2018-12-10 18:58:46,989 - ClientConnect: Client 00:1f:3b:13:76:49 as been connected by AP 192.168.2.51</text:p>
      <text:p text:style-name="P1">2018-12-10 18:59:33,943 - ClientDicsonnect: Client 00:1f:3b:13:76:49 as been disconnected by AP 192.168.2.51</text:p>
      <text:p text:style-name="P1">2018-12-10 18:59:35,894 - System environnement [New STA]:</text:p>
      <text:p text:style-name="P1">2018-12-10 18:59:35,896 - <text:s/>[STA MAC]: [(Mesure type, Mesure in mbps), ...] // Mesure type = -1 = Theoric value, Mesure type = 1 = reel value</text:p>
      <text:p text:style-name="P1">2018-12-10 18:59:35,896 - <text:s/>[STA MAC]: [['192.168.2.51', '192.168.2.68']] //Nomber of ap and their order</text:p>
      <text:p text:style-name="P1">2018-12-10 18:59:35,897 - <text:s/>[6c:88:14:f0:dc:14]: [(-1, 0), (1, 29.89)] [Connected]</text:p>
      <text:p text:style-name="P1">2018-12-10 18:59:35,898 - <text:s/>[28:16:ad:fd:c1:bd]: [(1, 13.37), (1, 24.71)] [Connected]</text:p>
      <text:p text:style-name="P1">2018-12-10 18:59:35,899 - <text:s/>[00:1f:3b:13:76:49]: [(1, 13.37), (1, 13.37)] [Try to connect on AP 192.168.2.68]</text:p>
      <text:p text:style-name="P1">2018-12-10 18:59:35,901 - ClientConnectionAccept : Client 00:1f:3b:13:76:49 connect on ap 192.168.2.51</text:p>
      <text:p text:style-name="P1">2018-12-10 18:59:40,235 - System environnement [New STA]:</text:p>
      <text:p text:style-name="P1">2018-12-10 18:59:40,236 - <text:s/>[STA MAC]: [(Mesure type, Mesure in mbps), ...] // Mesure type = -1 = Theoric value, Mesure type = 1 = reel value</text:p>
      <text:p text:style-name="P1">2018-12-10 18:59:40,237 - <text:s/>[STA MAC]: [['192.168.2.51', '192.168.2.68']] //Nomber of ap and their order</text:p>
      <text:p text:style-name="P1">2018-12-10 18:59:40,238 - <text:s/>[6c:88:14:f0:dc:14]: [(-1, 0), (1, 29.89)] [Connected]</text:p>
      <text:p text:style-name="P1">2018-12-10 18:59:40,239 - <text:s/>[28:16:ad:fd:c1:bd]: [(1, 13.37), (1, 24.71)] [Connected]</text:p>
      <text:p text:style-name="P1">2018-12-10 18:59:40,240 - <text:s/>[00:1f:3b:13:76:49]: [(1, 13.37), (1, 13.37)] [Connected]</text:p>
      <text:p text:style-name="P1"><text:soft-page-break/>2018-12-10 18:59:40,241 - <text:s/>[c0:ee:fb:01:5f:43]: [(-1, 58.5), (-1, 13)] [Try to connect on AP 192.168.2.68]</text:p>
      <text:p text:style-name="P1">2018-12-10 18:59:40,242 - ClientConnectionRefuse : Client c0:ee:fb:01:5f:43 refuse on ap 192.168.2.68 but accept on 192.168.2.51</text:p>
      <text:p text:style-name="P1">2018-12-10 18:59:40,359 - ClientConnect: Client c0:ee:fb:01:5f:43 as been connected by AP 192.168.2.51</text:p>
      <text:p text:style-name="P1">2018-12-10 18:59:52,662 - System environnement [QOS] :</text:p>
      <text:p text:style-name="P1">2018-12-10 18:59:52,663 - <text:s/>[STA MAC]: [(Mesure type, Mesure in mbps), ...] // Mesure type = -1 = Theoric value, Mesure type = 1 = reel value</text:p>
      <text:p text:style-name="P1">2018-12-10 18:59:52,664 - <text:s/>[STA MAC]: [['192.168.2.51', '192.168.2.68']] //Nomber of ap and their order</text:p>
      <text:p text:style-name="P1">2018-12-10 18:59:52,665 - <text:s/>[6c:88:14:f0:dc:14]: [(-1, 0), (1, 29.89)] [Connected]</text:p>
      <text:p text:style-name="P1">2018-12-10 18:59:52,666 - <text:s/>[28:16:ad:fd:c1:bd]: [(1, 13.37), (1, 24.71)] [Connected]</text:p>
      <text:p text:style-name="P1">2018-12-10 18:59:52,667 - <text:s/>[00:1f:3b:13:76:49]: [(1, 21.11), (1, 13.37)] [Connected]</text:p>
      <text:p text:style-name="P1">2018-12-10 18:59:52,668 - <text:s/>[c0:ee:fb:01:5f:43]: [(1, 16.45), (-1, 17.703333333333333)] [Connected]</text:p>
      <text:p text:style-name="P1">2018-12-10 18:59:52,668 - ClientDisconnect : Client c0:ee:fb:01:5f:43 (b'\xc0\xee\xfb\x01_C') disconnected from ap 192.168.2.51 for QOS purposes. Client Expect on ap 192.168.2.68</text:p>
      <text:p text:style-name="P1"/>
      <text:p text:style-name="P1">2018-12-10 19:00:00,628 - ClientConnect: Client c0:ee:fb:01:5f:43 as been connected by AP 192.168.2.68</text:p>
      <text:p text:style-name="P1">2018-12-10 19:00:19,113 - ClientDicsonnect: Client c0:ee:fb:01:5f:43 as been disconnected by AP 192.168.2.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4:34:41.257839916</meta:creation-date>
    <dc:date>2018-12-15T14:35:43.614248487</dc:date>
    <meta:editing-duration>PT1M2S</meta:editing-duration>
    <meta:editing-cycles>1</meta:editing-cycles>
    <meta:document-statistic meta:table-count="0" meta:image-count="0" meta:object-count="0" meta:page-count="4" meta:paragraph-count="235" meta:word-count="3048" meta:character-count="23864" meta:non-whitespace-character-count="20907"/>
    <meta:generator>LibreOffice/5.1.6.2$Linux_x86 LibreOffice_project/10m0$Build-2</meta:generator>
  </office:meta>
</office:document-meta>
</file>